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Builder.setFactoryMethod( String factory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setPrimary( boolean pri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genericBeanDefinition( String bea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.BeanDefinitionBuilder( Abstrac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ge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rootBeanDefinition( String beanClassName , @ Nullable String factory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Builder.generic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addConstructorArgValue(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.rootBeanDefinition( String bea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setParentName( String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addPropertyValue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getRaw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addPropertyReference( String name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setInitMethodName( @ Nullable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childBeanDefinition( String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setAutowireMode( int autowir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setScope( @ Nullable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setLazyInit( boolean laz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addDependsO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Builder.setDependencyCheck( int dependency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setFactoryMethodOnBean( String factoryMethod , String factory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.addAutowired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setAbstract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applyCustomizers( BeanDefinitionCustomizer ... customiz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Builder.rootBeanDefinition( Class &lt; ? &gt; beanClass , @ Nullable String factory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Builder.setSynthetic( boolean synthe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rootBeanDefinition( Class &lt; T &gt; beanClass , Supplier &lt; T &gt; instanc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setRole( int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rootBeanDefinition( ResolvableType beanType , Supplier &lt; T &gt; instanc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.setDestroyMethodName( @ Nullable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Builder.rootBeanDefini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Builder.addConstructorArgReferenc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Builder.genericBeanDefinition( Class &lt; T &gt; beanClass , Supplier &lt; T &gt; instanc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Builder.genericBeanDefini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